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PE" officeooo:rsid="000cb6e3" officeooo:paragraph-rsid="000cb6e3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gurt de soya – Fresa</text:p>
      <text:p text:style-name="P1"/>
      <text:p text:style-name="P1">descripción:</text:p>
      <text:p text:style-name="P1"/>
      <text:p text:style-name="P1"/>
      <text:p text:style-name="P1"/>
      <text:p text:style-name="P1">precio:</text:p>
      <text:p text:style-name="P1"/>
      <text:p text:style-name="P1"/>
      <text:p text:style-name="P1">Método de pago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1T00:25:32.983820609</meta:creation-date>
    <dc:date>2021-06-21T00:27:09.303067567</dc:date>
    <meta:editing-duration>PT1M3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9" meta:character-count="56" meta:non-whitespace-character-count="50"/>
  </office:meta>
</office:document-meta>
</file>